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1fe6f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22b3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fe6f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20ee1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22b3f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fe6f3" officeooo:paragraph-rsid="001fe6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20ee16" officeooo:paragraph-rsid="0020ee1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officeooo:rsid="0022b3f3" officeooo:paragraph-rsid="0022b3f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rsid="001cd5d0" officeooo:paragraph-rsid="0022b3f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3891" officeooo:paragraph-rsid="001fe6f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1fe6f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20ee1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ba39a" officeooo:paragraph-rsid="001fe6f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0ee16" officeooo:paragraph-rsid="0020ee1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ba39a" officeooo:paragraph-rsid="001fe6f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ba39a" officeooo:paragraph-rsid="001fe6f3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20ee16" officeooo:paragraph-rsid="0020ee16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4pt" officeooo:rsid="001ba39a" officeooo:paragraph-rsid="0022b3f3" style:font-size-asian="12.25pt" style:font-size-complex="14pt"/>
    </style:style>
    <style:style style:name="T1" style:family="text">
      <style:text-properties officeooo:rsid="001fe6f3"/>
    </style:style>
    <style:style style:name="T2" style:family="text">
      <style:text-properties officeooo:rsid="0020ee16"/>
    </style:style>
    <style:style style:name="T3" style:family="text">
      <style:text-properties officeooo:rsid="0022b3f3"/>
    </style:style>
    <style:style style:name="T4" style:family="text">
      <style:text-properties officeooo:rsid="001ece73"/>
    </style:style>
    <style:style style:name="T5" style:family="text">
      <style:text-properties officeooo:rsid="00237a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estes</text:span> Métodos de Programação</text:p>
      <text:p text:style-name="P18"/>
      <text:p text:style-name="P18">Nome: Gabriel Porto Oliveira</text:p>
      <text:p text:style-name="P18">180058975</text:p>
      <text:p text:style-name="P18"/>
      <text:p text:style-name="P19">Arvores.cpp</text:p>
      <text:p text:style-name="P19"/>
      <text:p text:style-name="P10">REQUIRE(treeVazia() ==NULL)</text:p>
      <text:p text:style-name="P3"/>
      <text:p text:style-name="P6">Testa se o método retorna uma árvore com ponteiro NULL.</text:p>
      <text:p text:style-name="P3"/>
      <text:p text:style-name="P10"><text:s/>REQUIRE(insere(a,palavra) !=NULL)</text:p>
      <text:p text:style-name="P3"/>
      <text:p text:style-name="P7">Testa se após a inserção o ponteiro é diferente de NULL.</text:p>
      <text:p text:style-name="P3"/>
      <text:p text:style-name="P10">REQUIRE(excluir(a,palavra) != NULL)</text:p>
      <text:p text:style-name="P10"/>
      <text:p text:style-name="P13"><text:span text:style-name="T2">Manda a palavra, o ponteiro e recebe o ponteiro da raiz da árvore</text:span>.</text:p>
      <text:p text:style-name="P13"/>
      <text:p text:style-name="P11">REQUIRE(preOrdem(a))</text:p>
      <text:p text:style-name="P3"/>
      <text:p text:style-name="P14">Escreve a árvore em pre-ordem.</text:p>
      <text:p text:style-name="P13"/>
      <text:p text:style-name="P12"><text:bookmark-start text:name="__DdeLink__152_1609813602"/>REQUIRE(p<text:span text:style-name="T2">os</text:span>Ordem(a))</text:p>
      <text:p text:style-name="P3"/>
      <text:p text:style-name="P14">Escreve a árvore em pós-ordem.<text:bookmark-end text:name="__DdeLink__152_1609813602"/></text:p>
      <text:p text:style-name="P1"/>
      <text:p text:style-name="P12">REQUIRE(<text:span text:style-name="T2">in</text:span>Ordem(a))</text:p>
      <text:p text:style-name="P4"/>
      <text:p text:style-name="P17">Escreve a árvore em in-ordem.</text:p>
      <text:p text:style-name="P16"/>
      <text:p text:style-name="P15">REQUIRE(libera(a)==NULL)<text:bookmark-start text:name="__DdeLink__0_93566206"/></text:p>
      <text:p text:style-name="P3"/>
      <text:p text:style-name="P8"><text:bookmark-end text:name="__DdeLink__0_93566206"/>Manda o ponteiro da árvore e checa se a mesma foi liberando recenbendo um ponteiro NUL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Funcoes.cpp</text:p>
      <text:p text:style-name="P20"/>
      <text:p text:style-name="P2">REQUIRE(a= iniciarArvore() !=NULL)</text:p>
      <text:p text:style-name="P2"/>
      <text:p text:style-name="P9">Lê o arquivo .txt e monta a árvore de acordo com o que foi lido, <text:span text:style-name="T3">testa se o ponteiro recebido não é NULL</text:span>.</text:p>
      <text:p text:style-name="P9"/>
      <text:p text:style-name="P9">REQUIRE(salvarArvore(a) !=NULL)</text:p>
      <text:p text:style-name="P9"/>
      <text:p text:style-name="P9">Recebe o ponteiro da árvore e a escreve no arquivo txt <text:span text:style-name="T3">checa se o ponteiro retornado não é NULL</text:span>. <text:s/>Infelizmente eu não consegui fazer com que a árvore seja salva no txt da maneira certa.</text:p>
      <text:p text:style-name="P9"/>
      <text:p text:style-name="P9">REQUIRE(menuJogo() == 0)</text:p>
      <text:p text:style-name="P9"/>
      <text:p text:style-name="P9">Este é o menu do jogo com um switch case <text:span text:style-name="T3">que</text:span> chama as outras funcionalidades. <text:span text:style-name="T3">Checa se a função terminou com sucesso.</text:span></text:p>
      <text:p text:style-name="P9"/>
      <text:p text:style-name="P9">REQUIRE(iniciarJogo(a) != NULL)</text:p>
      <text:p text:style-name="P9"/>
      <text:p text:style-name="P9">Recebe o ponteiro da árvore e começa o jogo caso a resposta não esteja na árvore <text:span text:style-name="T5">é</text:span> possível acrescentá-la. <text:span text:style-name="T4">Retorna o ponteiro da raiz da árvore. Checa se o ponteiro da árvore após o jogo não é NULL.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1:30:02.751671355</meta:creation-date>
    <dc:date>2018-04-14T22:03:14.055619153</dc:date>
    <meta:editing-duration>PT2M10S</meta:editing-duration>
    <meta:editing-cycles>1</meta:editing-cycles>
    <meta:document-statistic meta:table-count="0" meta:image-count="0" meta:object-count="0" meta:page-count="2" meta:paragraph-count="27" meta:word-count="216" meta:character-count="1346" meta:non-whitespace-character-count="1155"/>
    <meta:generator>LibreOffice/5.4.6.2$Linux_X86_64 LibreOffice_project/40m0$Build-2</meta:generator>
  </office:meta>
</office:document-meta>
</file>